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2" style:master-page-name="Standard">
      <loext:graphic-properties draw:fill-color="#ffffff"/>
      <style:paragraph-properties fo:margin-top="0in" fo:margin-bottom="0.139in" loext:contextual-spacing="false" fo:text-align="center" style:justify-single-word="false" style:page-number="1" fo:padding="0in" fo:border="none"/>
    </style:style>
    <style:style style:name="P2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fo:font-variant="normal" fo:text-transform="none"/>
    </style:style>
    <style:style style:name="P3" style:family="paragraph" style:parent-style-name="Standard">
      <loext:graphic-properties draw:fill-color="#ffffff"/>
      <style:paragraph-properties fo:margin-top="0in" fo:margin-bottom="0.139in" loext:contextual-spacing="false" fo:padding="0in" fo:border="none"/>
    </style:style>
    <style:style style:name="P4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officeooo:rsid="002133e4" officeooo:paragraph-rsid="002133e4"/>
    </style:style>
    <style:style style:name="P5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officeooo:paragraph-rsid="002133e4"/>
    </style:style>
    <style:style style:name="P6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officeooo:paragraph-rsid="001ededf"/>
    </style:style>
    <style:style style:name="T1" style:family="text">
      <style:text-properties fo:font-variant="normal" fo:text-transform="none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1ededf"/>
    </style:style>
    <style:style style:name="T6" style:family="text">
      <style:text-properties officeooo:rsid="002076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riterion A: Initial consultation</text:span></text:p>
      <text:p text:style-name="P2"/>
      <text:p text:style-name="P3">Following is a <text:span text:style-name="T5">(somewhat </text:span>paraphrased<text:span text:style-name="T5">)</text:span> interview with Camille Fischer, Veterinarian from 2017-10-15</text:p>
      <text:p text:style-name="P3"><text:span text:style-name="T2">Ben Burrill:</text:span><text:span text:style-name="T4"> We talked earlier about a few different pieces of Electronic Medical Record (EMR) software you work with. <text:s/>What were their names?</text:span></text:p>
      <text:p text:style-name="P3"><text:span text:style-name="T3">Camille Fischer:</text:span> I work with WoofWare and EVetPractice. <text:s/>Previously, I’ve used ClientTrack. <text:s/>We will be switching to EzyVet in the near future. <text:s/>All of these have some usability problems.</text:p>
      <text:p text:style-name="P3"><text:span text:style-name="T4">What are some things that make these different EMRs difficult to use?</text:span></text:p>
      <text:p text:style-name="P6"><text:span text:style-name="T5">Information tends to be scattered throughout the EMR interface. <text:s/>This is particularly a problem in EVet, where different the records are compartmentalized in a way that makes it difficult to get a comprehensive view of the patient. <text:s/>Information is also often stored across several PDF attachments, and I need to open several of them to find what I’m looking for.</text:span></text:p>
      <text:p text:style-name="P3"><text:span text:style-name="T4">What ideas do you have for IT solutions for your problems?</text:span></text:p>
      <text:p text:style-name="P4">It would be helpful to have a condensed information about my patients easily accessible, along with a problems list. <text:s/>I would like to be able to search the records and attachments.</text:p>
      <text:p text:style-name="P5"><text:span text:style-name="T6">There are also some tasks I do frequently, like calculating resting and maintenance energy requirements and drug dosages. <text:s/>If these could be automated with information gathered from the EMR, it would be very convenient. <text:s/>When writing records for patients, it would also be nice to insert information about common conditions.</text:span></text:p>
      <text:p text:style-name="P3"><text:span text:style-name="T4">As I understand, both EVet and EzyVet are browser-based. <text:s/>What browser(s) do you use to work with EMRs?</text:span></text:p>
      <text:p text:style-name="P3">I use <text:span text:style-name="T6">both</text:span> Firefox and Chrome.</text:p>
      <text:p text:style-name="P3"><text:span text:style-name="T4">I will need to have access to the site and at least one representative record for research and testing. <text:s/>How can I best do this without putting the confidentiality of your patients or the security of the system at risk in the eyes of your workplace?</text:span></text:p>
      <text:p text:style-name="P3">I believe there are practice items on the site (EVet). <text:s/>Otherwise, we have practice records which you could use. <text:s/>I can communicate with tech support. <text:s/>Also, some tools, <text:span text:style-name="T6">like the calculators, don’t necessarily need to integrate with the EM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fals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false" fo:background-color="transparent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in" fo:margin-right="0in" fo:margin-top="0in" fo:margin-bottom="0.139in" loext:contextual-spacing="tru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-color="#ffffff"/>
      <style:paragraph-properties fo:margin-top="0.3335in" fo:margin-bottom="0in" loext:contextual-spacing="true" fo:line-height="100%" fo:keep-together="always" fo:padding="0in" fo:border="none" fo:keep-with-next="always"/>
      <style:text-properties fo:font-variant="normal" fo:text-transform="none" fo:color="#365f91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4f81bd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4f81bd" style:font-name="Cambria" fo:font-family="Cambria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Cambria1" style:font-family-complex="Cambria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243f60"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243f6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loext:graphic-properties draw:fill-color="#ffffff"/>
      <style:paragraph-properties fo:margin-top="0in" fo:margin-bottom="0.2083in" loext:contextual-spacing="true" fo:line-height="100%" fo:padding="0in" fo:border="none"/>
      <style:text-properties fo:font-variant="normal" fo:text-transform="none" fo:color="#17365d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loext:graphic-properties draw:fill-color="#ffffff"/>
      <style:paragraph-properties fo:margin-top="0in" fo:margin-bottom="0in" loext:contextual-spacing="true" fo:padding="0in" fo:border="none"/>
      <style:text-properties fo:font-variant="normal" fo:text-transform="none" fo:color="#4f81bd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9T20:45:02.687486257</dc:date>
    <dc:creator>Ben Burrill</dc:creator>
    <meta:editing-duration>PT1H20M27S</meta:editing-duration>
    <meta:editing-cycles>3</meta:editing-cycles>
    <meta:generator>LibreOffice/5.4.5.1$Linux_X86_64 LibreOffice_project/40m0$Build-1</meta:generator>
    <meta:document-statistic meta:table-count="0" meta:image-count="0" meta:object-count="0" meta:page-count="1" meta:paragraph-count="13" meta:word-count="341" meta:character-count="2077" meta:non-whitespace-character-count="1735"/>
  </office:meta>
</office:document-meta>
</file>